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fo:font-size="16pt" style:font-size-asian="16pt" style:text-underline-type="single" style:text-underline-style="solid" style:text-underline-width="auto" style:text-underline-mode="continuous"/>
    </style:style>
    <style:style style:name="P2" style:parent-style-name="Normal" style:family="paragraph">
      <style:text-properties fo:font-size="14pt" style:font-size-asian="14pt"/>
    </style:style>
    <style:style style:name="P3" style:parent-style-name="Normal" style:family="paragraph">
      <style:text-properties fo:font-size="14pt" style:font-size-asian="14pt" style:text-underline-type="single" style:text-underline-style="solid" style:text-underline-width="auto" style:text-underline-mode="continuous"/>
    </style:style>
    <style:style style:name="P4" style:parent-style-name="Normal" style:family="paragraph">
      <style:text-properties fo:font-size="14pt" style:font-size-asian="14pt"/>
    </style:style>
    <style:style style:name="P5" style:parent-style-name="Normal" style:family="paragraph">
      <style:text-properties fo:font-size="14pt" style:font-size-asian="14pt"/>
    </style:style>
    <style:style style:name="P6" style:parent-style-name="Normal" style:family="paragraph">
      <style:text-properties fo:font-size="14pt" style:font-size-asian="14pt" style:text-underline-type="single" style:text-underline-style="solid" style:text-underline-width="auto" style:text-underline-mode="continuous"/>
    </style:style>
    <style:style style:name="P7" style:parent-style-name="Normal" style:family="paragraph">
      <style:text-properties fo:font-size="14pt" style:font-size-asian="14pt"/>
    </style:style>
    <style:style style:name="P8" style:parent-style-name="Normal" style:family="paragraph">
      <style:text-properties fo:font-size="14pt" style:font-size-asian="14pt" style:text-underline-type="single" style:text-underline-style="solid" style:text-underline-width="auto" style:text-underline-mode="continuous"/>
    </style:style>
    <style:style style:name="P9" style:parent-style-name="Normal" style:family="paragraph">
      <style:text-properties fo:font-size="14pt" style:font-size-asian="14pt"/>
    </style:style>
    <style:style style:name="P10" style:parent-style-name="Normal" style:family="paragraph">
      <style:paragraph-properties fo:margin-left="2.5in" fo:text-indent="0.5in">
        <style:tab-stops/>
      </style:paragraph-properties>
      <style:text-properties fo:font-size="14pt" style:font-size-asian="14pt"/>
    </style:style>
    <style:style style:name="T11" style:parent-style-name="DefaultParagraphFont" style:family="text">
      <style:text-properties fo:font-size="14pt" style:font-size-asian="14pt"/>
    </style:style>
    <style:style style:name="T12" style:parent-style-name="DefaultParagraphFont" style:family="text">
      <style:text-properties fo:font-size="14pt" style:font-size-asian="14pt"/>
    </style:style>
  </office:automatic-styles>
  <office:body>
    <office:text text:use-soft-page-breaks="true">
      <text:p text:style-name="P1">WHAT I AIM TO ACHIEVE</text:p>
      <text:p text:style-name="P2">As mentioned, my workshop will include a presentation, range of activities and a series of questions. From these, there are various skills I intend to acquire in extending my ability in leadership and the skills from Unit 1.</text:p>
      <text:p text:style-name="P3">The Presentation</text:p>
      <text:p text:style-name="P4">A presentation to the kids is to include teaching them various number of skills to do with games. The skills I will teach them can also help with writing and other imagination based branches.</text:p>
      <text:p text:style-name="P5">In making the presentation I would hope to learn the skills I am teaching about in more detail than I know them in now. This includes making something presentable, finding the easiest possible route to getting one goal, all while being able to teach the pupils about programming. I also hope to develop public skills such as public speaking and advertising, the first set of leadership skills, by showing confidence in my presentation and giving the boys an early opportunity to try computing as a subject.</text:p>
      <text:p text:style-name="P6">The Activities</text:p>
      <text:p text:style-name="P7">The activities<text:s/>will be done by the boys as organised by myself. The activities will further help the kids to develop the skills I learnt in Unit 1 so not only could I enhance my speaking skills, but gain more experience in leading a group, the second leadership skill, by instructing them on what they can do.<text:s/>This helps to improve teaching skills too. By leading this group, and letting them take leadership themselves, developing teamwork skills, I will be much better accustomed to working as a team, no matter the context.</text:p>
      <text:p text:style-name="P8">Questionnaire</text:p>
      <text:p text:style-name="P9">As mentioned in Unit 1 Part C, EGX turned out to have the wrong age range I was looking for. This means I have formed a new questionnaire specific to younger people. From this I hope to find the<text:s/>information from these 10 year olds what I did from the gamers at EGX. This will add to my studies and development of computer programming skills.</text:p>
      <text:p text:style-name="P10">-----</text:p>
      <text:p text:style-name="Normal"><text:span text:style-name="T11">By achieving these skills, I can become more profound in working in and leading a team, therefore gaining qualities necessary to whatever line of work I decide to go into</text:span><text:span text:style-name="T1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om Tomlin</meta:initial-creator>
    <dc:creator>Tom Tomlin</dc:creator>
    <meta:creation-date>2017-06-16T17:17:00Z</meta:creation-date>
    <dc:date>2017-06-16T19:10:00Z</dc:date>
    <meta:template xlink:href="Normal" xlink:type="simple"/>
    <meta:editing-cycles>2</meta:editing-cycles>
    <meta:editing-duration>PT3480S</meta:editing-duration>
    <meta:document-statistic meta:page-count="1" meta:paragraph-count="4" meta:word-count="304" meta:character-count="2035" meta:row-count="14" meta:non-whitespace-character-count="1735"/>
  </office:meta>
</office:document-meta>
</file>